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5pt" style:font-size-asian="13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8pt" style:font-size-complex="10pt"/>
    </style:style>
    <style:style style:name="T5" style:family="text">
      <style:text-properties fo:font-size="9pt" style:font-size-asian="7pt" style:font-size-complex="9pt"/>
    </style:style>
    <style:style style:name="gr1" style:family="graphic">
      <style:graphic-properties draw:stroke="solid" svg:stroke-color="#6666ff" draw:fill="none" draw:fill-color="#ffffff" fo:min-height="0.5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6666ff" draw:fill="none" draw:fill-color="#ffffff" fo:min-height="0.4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6666ff" draw:fill="none" draw:fill-color="#ffffff" fo:min-height="0.4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6666ff" draw:fill="none" draw:fill-color="#ffffff" fo:min-height="0.4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6666ff" draw:fill="none" draw:fill-color="#ffffff" fo:min-height="0.5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6666ff" draw:fill="none" draw:fill-color="#ffffff" fo:min-height="0.4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4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end="Arrowheads_20_1" draw:fill="none" draw:fill-color="#ffffff" fo:min-height="0.1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marker-end="Arrowheads_20_1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marker-end="Arrowheads_20_1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marker-end="Arrowheads_20_1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marker-end="Arrowheads_20_1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marker-end="Arrowheads_20_1" draw:fill="none" draw:fill-color="#ffffff" fo:min-height="0.1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marker-end="Arrowheads_20_1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marker-end="Arrowheads_20_1" draw:fill="none" draw:fill-color="#ffffff" fo:min-height="0.188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Shape2" draw:style-name="gr2" draw:text-style-name="P3" svg:width="1.2122in" svg:height="0.4303in" svg:x="5.311in" svg:y="2.2701in"><draw:text-box><text:p text:style-name="P1"><text:span text:style-name="T1">Cast</text:span></text:p></draw:text-box></draw:frame><draw:frame text:anchor-type="paragraph" draw:z-index="2" draw:name="Shape3" draw:style-name="gr3" draw:text-style-name="P3" svg:width="1.2114in" svg:height="0.4232in" svg:x="3.7366in" svg:y="2.2445in"><draw:text-box><text:p text:style-name="P1"><text:span text:style-name="T1">Pages</text:span></text:p></draw:text-box></draw:frame><draw:frame text:anchor-type="paragraph" draw:z-index="3" draw:name="Shape4" draw:style-name="gr4" draw:text-style-name="P3" svg:width="1.7059in" svg:height="0.4362in" svg:x="0.1165in" svg:y="2.1925in"><draw:text-box><text:p text:style-name="P1"><text:span text:style-name="T1">Group</text:span></text:p></draw:text-box></draw:frame><draw:frame text:anchor-type="paragraph" draw:z-index="4" draw:name="Shape5" draw:style-name="gr5" draw:text-style-name="P2" svg:width="1.6205in" svg:height="0.5469in" svg:x="4.5764in" svg:y="0.2783in"><draw:text-box><text:p text:style-name="P1">Error</text:p></draw:text-box></draw:frame><draw:frame text:anchor-type="paragraph" draw:z-index="5" draw:name="Shape6" draw:style-name="gr6" draw:text-style-name="P3" svg:width="1.4335in" svg:height="0.4567in" svg:x="2.102in" svg:y="2.2047in"><draw:text-box><text:p text:style-name="P1"><text:span text:style-name="T1">User</text:span></text:p></draw:text-box></draw:frame><draw:frame text:anchor-type="paragraph" draw:z-index="0" draw:name="Shape1" draw:style-name="gr1" draw:text-style-name="P2" svg:width="1.5504in" svg:height="0.5803in" svg:x="2.0945in" svg:y="0.252in"><draw:text-box><text:p text:style-name="P1">Operations</text:p></draw:text-box></draw:frame><draw:frame text:anchor-type="paragraph" draw:z-index="10" draw:name="Shape13" draw:style-name="gr8" draw:text-style-name="P2" svg:width="7.8587in" svg:height="4.0559in" svg:x="-0.328in" svg:y="4.1516in"><draw:text-box><text:p><text:span text:style-name="T2">Specifications</text:span></text:p><text:p/><text:p><text:span text:style-name="T3">Options class</text:span></text:p><text:p>Lists initial options for user to choose from. This is an Abstract Class and also a parent class.</text:p><text:p>Precondition is made to choose a user before choosing any other option. </text:p><text:p/><text:p><text:span text:style-name="T3">User Class</text:span></text:p><text:p>Allows a user to choose a user name and switch to another user. This class also includes “quit”.</text:p><text:p/><text:p><text:span text:style-name="T3">Group Class</text:span></text:p><text:p>Allows a user to create a group and also to join a group.</text:p><text:p/><text:p><text:span text:style-name="T3">Cast Class</text:span></text:p><text:p>Allows <text:s/>a user to “send” a broadcast, multicast, or unicast. Will also store this information to </text:p><text:p>later use in the page class.</text:p><text:p/><text:p><text:span text:style-name="T3">Page Class</text:span></text:p><text:p>Allows user to view their wall page or their home page </text:p></draw:text-box></draw:frame><draw:line text:anchor-type="paragraph" draw:z-index="11" draw:name="Shape7" draw:style-name="gr9" draw:text-style-name="P1" svg:x1="3.6445in" svg:y1="0.5256in" svg:x2="4.5764in" svg:y2="0.5256in"><text:p/></draw:line><draw:line text:anchor-type="paragraph" draw:z-index="8" draw:name="Shape11" draw:style-name="gr7" draw:text-style-name="P1" svg:x1="5.8972in" svg:y1="2.2701in" svg:x2="2.7791in" svg:y2="0.7992in"><text:p/></draw:line><draw:line text:anchor-type="paragraph" draw:z-index="7" draw:name="Shape10" draw:style-name="gr7" draw:text-style-name="P1" svg:x1="2.7791in" svg:y1="0.7992in" svg:x2="4.3547in" svg:y2="2.2382in"><text:p/></draw:line><draw:line text:anchor-type="paragraph" draw:z-index="9" draw:name="Shape12" draw:style-name="gr7" draw:text-style-name="P1" svg:x1="2.8118in" svg:y1="0.7992in" svg:x2="2.828in" svg:y2="2.2047in"><text:p/></draw:line><draw:line text:anchor-type="paragraph" draw:z-index="6" draw:name="Shape8" draw:style-name="gr7" draw:text-style-name="P1" svg:x1="0.8909in" svg:y1="2.1598in" svg:x2="2.8118in" svg:y2="0.8319in"><text:p/></draw:line><draw:frame text:anchor-type="paragraph" draw:z-index="12" draw:name="Shape9" draw:style-name="gr10" draw:text-style-name="P2" svg:width="0.137in" svg:height="0.1606in" svg:x="3.6965in" svg:y="0.3756in"><draw:text-box><text:p><text:span text:style-name="T4">0</text:span></text:p></draw:text-box></draw:frame><draw:frame text:anchor-type="paragraph" draw:z-index="13" draw:name="Shape14" draw:style-name="gr11" draw:text-style-name="P3" svg:width="0.2217in" svg:height="0.1925in" svg:x="4.3083in" svg:y="0.3008in"><draw:text-box><text:p><text:span text:style-name="T1">1 *</text:span></text:p></draw:text-box></draw:frame><draw:frame text:anchor-type="paragraph" draw:z-index="15" draw:name="Shape16" draw:style-name="gr13" draw:text-style-name="P2" svg:width="0.176in" svg:height="0.2185in" svg:x="2.7201in" svg:y="0.9591in"><draw:text-box><text:p><text:span text:style-name="T5">0</text:span></text:p></draw:text-box></draw:frame><draw:frame text:anchor-type="paragraph" draw:z-index="16" draw:name="Shape17" draw:style-name="gr14" draw:text-style-name="P2" svg:width="0.1823in" svg:height="0.2539in" svg:x="2.9091in" svg:y="0.9236in"><draw:text-box><text:p><text:span text:style-name="T5">0</text:span></text:p></draw:text-box></draw:frame><draw:frame text:anchor-type="paragraph" draw:z-index="17" draw:name="Shape18" draw:style-name="gr15" draw:text-style-name="P2" svg:width="0.3067in" svg:height="0.176in" svg:x="3.2346in" svg:y="0.8709in"><draw:text-box><text:p><text:span text:style-name="T5">0</text:span></text:p></draw:text-box></draw:frame><draw:frame text:anchor-type="paragraph" draw:z-index="14" draw:name="Shape15" draw:style-name="gr12" draw:text-style-name="P2" svg:width="0.1504in" svg:height="0.1567in" svg:x="2.4335in" svg:y="0.8902in"><draw:text-box><text:p><text:span text:style-name="T5">0</text:span></text:p></draw:text-box></draw:frame><draw:frame text:anchor-type="paragraph" draw:z-index="18" draw:name="Shape19" draw:style-name="gr16" draw:text-style-name="P2" svg:width="0.176in" svg:height="0.228in" svg:x="0.7862in" svg:y="1.9972in"><draw:text-box><text:p><text:span text:style-name="T5">1</text:span></text:p></draw:text-box></draw:frame><draw:frame text:anchor-type="paragraph" draw:z-index="19" draw:name="Shape20" draw:style-name="gr17" draw:text-style-name="P2" svg:width="0.2122in" svg:height="0.1886in" svg:x="2.6161in" svg:y="2.0165in"><draw:text-box><text:p><text:span text:style-name="T5">1</text:span></text:p></draw:text-box></draw:frame><draw:frame text:anchor-type="paragraph" draw:z-index="20" draw:name="Shape21" draw:style-name="gr15" draw:text-style-name="P2" svg:width="0.3059in" svg:height="0.176in" svg:x="4.3154in" svg:y="2.0689in"><draw:text-box><text:p><text:span text:style-name="T5">1*</text:span></text:p></draw:text-box></draw:frame><draw:frame text:anchor-type="paragraph" draw:z-index="21" draw:name="Shape22" draw:style-name="gr16" draw:text-style-name="P2" svg:width="0.2217in" svg:height="0.228in" svg:x="5.8055in" svg:y="2.0425in"><draw:text-box><text:p><text:span text:style-name="T5">1*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3000 3000" svg:d="M1500 3000l-1500-1500 1500-1500 1500 1500zM1500 2715l-1215-1215 1215-1215 1215 1215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8:07:09.018423820</meta:creation-date>
    <dc:date>2017-10-03T09:04:09.553686257</dc:date>
    <meta:editing-duration>PT23M4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